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702cm" fo:min-width="7.12cm"/>
      <style:paragraph-properties style:writing-mode="lr-tb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.42cm" fo:min-width="2.17cm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702cm" fo:min-width="0.77cm"/>
      <style:paragraph-properties style:writing-mode="lr-tb"/>
    </style:style>
    <style:style style:name="gr5" style:family="graphic" style:parent-style-name="objectwithoutfill">
      <style:graphic-properties svg:stroke-width="0.025cm" svg:stroke-color="#000000" draw:marker-start-width="0.229cm" draw:marker-end="Arrow_20_short" draw:marker-end-width="0.229cm" draw:fill="none" draw:textarea-vertical-align="middle" fo:padding-top="0.137cm" fo:padding-bottom="0.137cm" fo:padding-left="0.262cm" fo:padding-right="0.262cm" draw:shadow-offset-x="0.203cm" draw:shadow-offset-y="0.203cm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2.42cm" fo:min-width="2.17cm" fo:padding-top="0.137cm" fo:padding-bottom="0.137cm" fo:padding-left="0.262cm" fo:padding-right="0.262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7cm" fo:padding-bottom="0.137cm" fo:padding-left="0.262cm" fo:padding-right="0.262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7cm" fo:padding-bottom="0.137cm" fo:padding-left="0.262cm" fo:padding-right="0.262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02cm" fo:min-width="0.7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02cm" fo:min-width="0.7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02cm" fo:min-width="0.7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02cm" fo:min-width="0.7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229cm" draw:marker-start-center="false" draw:marker-end="Arrow_20_short" draw:marker-end-width="0.229cm" draw:marker-end-center="false" draw:fill="none" draw:fill-color="#729fcf" draw:textarea-horizontal-align="justify" draw:textarea-vertical-align="middle" fo:padding-top="0.137cm" fo:padding-bottom="0.137cm" fo:padding-left="0.262cm" fo:padding-right="0.262cm" draw:shadow="hidden" draw:shadow-offset-x="0.203cm" draw:shadow-offset-y="0.203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385cm" fo:min-width="0.08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text-align="center" style:writing-mode="lr-tb"/>
      <style:text-properties style:font-name="Georgia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style:font-name="Georgia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Georgia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  <style:text-properties style:font-name="Georgia" fo:font-size="14pt" style:font-size-asian="14pt" style:font-size-complex="14pt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Georgia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Georgia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Georg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font-name="Georgia" fo:font-size="14pt" style:font-size-asian="14pt" style:font-size-complex="14pt"/>
    </style:style>
    <style:style style:name="T3" style:family="text">
      <style:text-properties style:text-position="-8% 58%" style:font-name="Georgia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text-position="0% 100%" style:font-name="Georgia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orgia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Georgia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Georgia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0.952cm" svg:x="2cm" svg:y="8.22cm">
          <text:p text:style-name="P1"><text:span text:style-name="T1">Rotation on Y ax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13.042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24cm" svg:y1="5.126cm" svg:x2="17.169cm" svg:y2="5.126cm">
          <text:p/>
        </draw:line>
        <draw:line draw:style-name="gr3" draw:text-style-name="P3" draw:layer="layout" svg:x1="14.947cm" svg:y1="2.904cm" svg:x2="14.947cm" svg:y2="7.349cm">
          <text:p/>
        </draw:line>
        <draw:custom-shape draw:style-name="gr4" draw:text-style-name="P5" draw:layer="layout" svg:width="1.27cm" svg:height="0.952cm" svg:x="17.487cm" svg:y="4.609cm">
          <text:p text:style-name="P4"><text:span text:style-name="T2">South </text:span><text:span text:style-name="T3">(+z)</text:span></text:p>
          <text:p text:style-name="P4"><text:span text:style-name="T4">0</text:span><text:span text:style-name="T5">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952cm" svg:x="11.154cm" svg:y="4.492cm">
          <text:p text:style-name="P4"><text:span text:style-name="T2">North </text:span><text:span text:style-name="T3">(-z)</text:span></text:p>
          <text:p text:style-name="P4"><text:span text:style-name="T4">180</text:span><text:span text:style-name="T5">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952cm" svg:x="14.347cm" svg:y="1.952cm">
          <text:p text:style-name="P4"><text:span text:style-name="T2">Top </text:span><text:span text:style-name="T3">(+y)</text:span></text:p>
          <text:p text:style-name="P4"><text:span text:style-name="T4">90</text:span><text:span text:style-name="T5">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952cm" svg:x="14.347cm" svg:y="7.349cm">
          <text:p text:style-name="P4"><text:span text:style-name="T2">Bottom </text:span><text:span text:style-name="T3">(-y)</text:span></text:p>
          <text:p text:style-name="P4"><text:span text:style-name="T4">270</text:span><text:span text:style-name="T5">°</text:span></text:p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1.759cm" svg:height="0.593cm" draw:transform="rotate (2.35619449019234) translate (17.005cm 5.126cm)" svg:viewBox="0 0 1760 594" svg:d="M0 0c716 631 1760 593 1760 593">
          <text:p/>
        </draw:path>
        <draw:custom-shape draw:style-name="gr4" draw:text-style-name="P5" draw:layer="layout" svg:width="1.27cm" svg:height="0.952cm" svg:x="16.252cm" svg:y="3.221cm">
          <text:p text:style-name="P4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952cm" svg:x="11.172cm" svg:y="8.219cm">
          <text:p text:style-name="P1"><text:span text:style-name="T1">Rotation on X axi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3.81cm" svg:x="3.857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3.539cm" svg:y1="5.012cm" svg:x2="7.984cm" svg:y2="5.012cm">
          <text:p/>
        </draw:line>
        <draw:line draw:style-name="gr8" draw:text-style-name="P6" draw:layer="layout" svg:x1="5.762cm" svg:y1="2.79cm" svg:x2="5.762cm" svg:y2="7.235cm">
          <text:p/>
        </draw:line>
        <draw:custom-shape draw:style-name="gr9" draw:text-style-name="P8" draw:layer="layout" svg:width="1.27cm" svg:height="0.952cm" svg:x="8.302cm" svg:y="4.495cm">
          <text:p text:style-name="P7"><text:span text:style-name="T6">East </text:span><text:span text:style-name="T7">(+x)</text:span></text:p>
          <text:p text:style-name="P7"><text:span text:style-name="T5">0°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0.952cm" svg:x="1.969cm" svg:y="4.378cm">
          <text:p text:style-name="P7"><text:span text:style-name="T6">West </text:span><text:span text:style-name="T7">(-x)</text:span></text:p>
          <text:p text:style-name="P7"><text:span text:style-name="T5">180°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952cm" svg:x="5.214cm" svg:y="7.335cm">
          <text:p text:style-name="P7"><text:span text:style-name="T6">South </text:span><text:span text:style-name="T7">(+z)</text:span></text:p>
          <text:p text:style-name="P7"><text:span text:style-name="T5">90°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27cm" svg:height="0.952cm" svg:x="5.162cm" svg:y="1.635cm">
          <text:p text:style-name="P7"><text:span text:style-name="T6">North </text:span><text:span text:style-name="T7">(-z)</text:span></text:p>
          <text:p text:style-name="P7"><text:span text:style-name="T5">270°</text:span></text:p>
          <draw:enhanced-geometry svg:viewBox="0 0 21600 21600" draw:type="rectangle" draw:enhanced-path="M 0 0 L 21600 0 21600 21600 0 21600 0 0 Z N"/>
        </draw:custom-shape>
        <draw:path draw:style-name="gr13" draw:text-style-name="P6" draw:layer="layout" svg:width="0.583cm" svg:height="1.823cm" draw:transform="rotate (2.35619449019234) translate (6.94329177221811cm 6.71529177221811cm)" svg:viewBox="0 0 584 1824" svg:d="M584 1824c-779-875-554-1824-554-1824">
          <text:p/>
        </draw:path>
        <draw:custom-shape draw:style-name="gr14" draw:text-style-name="P8" draw:layer="layout" svg:width="0.587cm" svg:height="0.635cm" svg:x="7.385cm" svg:y="5.965cm">
          <text:p text:style-name="P7"><text:span text:style-name="T5">+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6T07:55:44.026000000</meta:creation-date>
    <dc:date>2022-03-06T22:49:35.515000000</dc:date>
    <meta:editing-duration>PT15M42S</meta:editing-duration>
    <meta:editing-cycles>6</meta:editing-cycles>
    <meta:generator>LibreOffice/7.0.3.1$Windows_X86_64 LibreOffice_project/d7547858d014d4cf69878db179d326fc3483e082</meta:generator>
    <meta:document-statistic meta:object-count="20"/>
  </office:meta>
</office:document-meta>
</file>